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fo:font-size="16pt" fo:font-weight="bold" style:font-size-asian="14pt" style:font-weight-asian="bold" style:font-size-complex="16pt" style:font-weight-complex="bold"/>
    </style:style>
    <style:style style:name="P2" style:family="paragraph" style:parent-style-name="Standard">
      <style:text-properties style:font-name="Liberation San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ess report week 48</text:p>
      <text:p text:style-name="P1"/>
      <text:p text:style-name="P2">This week we have completed assignment 4 and started on assignment 5.</text:p>
      <text:p text:style-name="P2"/>
      <text:p text:style-name="P2">On our first lab we encountered no problems and was able to finish assignment 4 and make a state diagram for that assignment. On our second lab we chose what to do for assignment 5, which is an obstacle course. At first we used the goals as obstacles and got it working pretty good, but decided to use balls in form of orange post it notes instead. <text:s/>Our current version is working in some cases and in some cases not. The problems we have is to always detect the balls. Sometimes we aren't able to see the balls on our sides and the Nao walks in to the obstacle with its arm. Sometimes we aren't even able to see the obstacle right in front of us. We think it has to do with the background color of the obstacle. When its a white background the Nao detects the obstacle a lot easier than when its a black or brown background.</text:p>
      <text:p text:style-name="P2"/>
      <text:p text:style-name="P2">The next lab we have to discuss our problems with the lab assistants on how to easier detect the obstac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6:25:37</meta:creation-date>
    <dc:date>2014-11-26T16:42:15</dc:date>
    <meta:editing-duration>PT1M18S</meta:editing-duration>
    <meta:editing-cycles>1</meta:editing-cycles>
    <meta:document-statistic meta:table-count="0" meta:image-count="0" meta:object-count="0" meta:page-count="1" meta:paragraph-count="4" meta:word-count="196" meta:character-count="1024" meta:non-whitespace-character-count="831"/>
    <meta:generator>LibreOffice/3.5$Linux_x86 LibreOffice_project/350m1$Build-2</meta:generator>
  </office:meta>
</office:document-meta>
</file>